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c29" officeooo:paragraph-rsid="001c3c29"/>
    </style:style>
    <style:style style:name="P2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officeooo:paragraph-rsid="001c3c29" fo:background-color="#1f1f1f"/>
    </style:style>
    <style:style style:name="P4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c3c29" officeooo:paragraph-rsid="001c3c29" fo:background-color="#1f1f1f"/>
    </style:style>
    <style:style style:name="P5" style:family="paragraph" style:parent-style-name="Standard">
      <style:text-properties officeooo:paragraph-rsid="001c3c29"/>
    </style:style>
    <style:style style:name="P6" style:family="paragraph" style:parent-style-name="Standard">
      <style:text-properties officeooo:rsid="001c3c29" officeooo:paragraph-rsid="001c3c29"/>
    </style:style>
    <style:style style:name="P7" style:family="paragraph" style:parent-style-name="Standard">
      <style:text-properties fo:color="#9cdcfe" style:font-name="Droid Sans Mono" fo:font-size="10.5pt" fo:font-weight="normal" officeooo:rsid="001c3c29" officeooo:paragraph-rsid="001c3c29" fo:background-color="#1f1f1f"/>
    </style:style>
    <style:style style:name="P8" style:family="paragraph" style:parent-style-name="Standard">
      <style:paragraph-properties style:line-height-at-least="0.503cm"/>
      <style:text-properties fo:color="#9cdcfe" style:font-name="Droid Sans Mono" fo:font-size="10.5pt" fo:font-weight="normal" officeooo:rsid="001c3c29" officeooo:paragraph-rsid="001c3c29" fo:background-color="#1f1f1f"/>
    </style:style>
    <style:style style:name="P9" style:family="paragraph" style:parent-style-name="Standard">
      <style:paragraph-properties style:line-height-at-least="0.503cm"/>
      <style:text-properties fo:color="#9cdcfe" style:font-name="Droid Sans Mono" fo:font-size="10.5pt" fo:font-weight="normal" officeooo:paragraph-rsid="001c3c29" fo:background-color="#1f1f1f"/>
    </style:style>
    <style:style style:name="P10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c3c29" officeooo:paragraph-rsid="001c3c29" fo:background-color="#1f1f1f"/>
    </style:style>
    <style:style style:name="P11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1fbd92" officeooo:paragraph-rsid="001fbd92" fo:background-color="#1f1f1f"/>
    </style:style>
    <style:style style:name="P12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cccccc" style:font-name="Droid Sans Mono" fo:font-size="10.5pt" fo:font-weight="normal" officeooo:rsid="001c3c29" fo:background-color="#1f1f1f" loext:char-shading-value="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9cdcfe" style:font-name="Droid Sans Mono" fo:font-size="10.5pt" fo:font-weight="normal" officeooo:rsid="001c3c29" fo:background-color="#1f1f1f" loext:char-shading-value="0"/>
    </style:style>
    <style:style style:name="T6" style:family="text">
      <style:text-properties fo:color="#9cdcfe" officeooo:rsid="001c3c29"/>
    </style:style>
    <style:style style:name="T7" style:family="text">
      <style:text-properties fo:color="#d4d4d4"/>
    </style:style>
    <style:style style:name="T8" style:family="text">
      <style:text-properties fo:color="#4ec9b0"/>
    </style:style>
    <style:style style:name="T9" style:family="text">
      <style:text-properties fo:color="#b5cea8"/>
    </style:style>
    <style:style style:name="T10" style:family="text">
      <style:text-properties fo:color="#c586c0"/>
    </style:style>
    <style:style style:name="T11" style:family="text">
      <style:text-properties officeooo:rsid="001df892"/>
    </style:style>
    <style:style style:name="T12" style:family="text">
      <style:text-properties fo:color="#6a9955"/>
    </style:style>
    <style:style style:name="T13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奖励函数部分</text:p>
      <text:p text:style-name="P1">(1)机体目标高度</text:p>
      <text:p text:style-name="P7">_reward_base_height</text:p>
      <text:p text:style-name="P5"><text:span text:style-name="T5">self</text:span><text:span text:style-name="T2">.</text:span><text:span text:style-name="T5">cfg</text:span><text:span text:style-name="T2">.rewards.base_height_target</text:span></text:p>
      <text:p text:style-name="P2"/>
      <text:p text:style-name="P4">(2)关节极限</text:p>
      <text:p text:style-name="P3"><text:span text:style-name="T4">self</text:span>.<text:span text:style-name="T4">dof_pos_limits <text:s text:c="4"/>soft_dof_vel_limit <text:s text:c="5"/>soft_torque_limit</text:span></text:p>
      <text:p text:style-name="P9"/>
      <text:p text:style-name="P9"/>
      <text:p text:style-name="P8">(3)脚在空中的时间</text:p>
      <text:p text:style-name="P3"><text:span text:style-name="T6">min_feet_air_time，</text:span><text:span text:style-name="T4">max_feet_air_time</text:span></text:p>
      <text:p text:style-name="P8"/>
      <text:p text:style-name="P8">（4）脚的最大接触力</text:p>
      <text:p text:style-name="P4">max_contact_force</text:p>
      <text:p text:style-name="P4"/>
      <text:p text:style-name="P4">（<text:span text:style-name="T11">5</text:span>）</text:p>
      <text:p text:style-name="P4">min_feet_distan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beifne</text:p>
      <text:p text:style-name="P11"><text:span text:style-name="T10">from</text:span> <text:span text:style-name="T8">legged_gym</text:span>.<text:span text:style-name="T8">envs</text:span>.<text:span text:style-name="T8">base</text:span>.<text:span text:style-name="T8">base_config</text:span> <text:span text:style-name="T10">import</text:span> <text:span text:style-name="T8">BaseConfig</text:span></text:p>
      <text:p text:style-name="P17"/>
      <text:p text:style-name="P2"><text:span text:style-name="T1">class</text:span> <text:span text:style-name="T8">TITAPointFootRoughCfg</text:span>(<text:span text:style-name="T8">BaseConfig</text:span>):</text:p>
      <text:p text:style-name="P2"><text:span text:style-name="T1">class</text:span> <text:span text:style-name="T8">env</text:span>:</text:p>
      <text:p text:style-name="P2"><text:span text:style-name="T4">num_envs</text:span> <text:span text:style-name="T7">=</text:span> <text:span text:style-name="T9">4096</text:span></text:p>
      <text:p text:style-name="P2"><text:span text:style-name="T4">num_propriceptive_obs</text:span> <text:span text:style-name="T7">=</text:span> <text:span text:style-name="T9">27</text:span></text:p>
      <text:p text:style-name="P2"><text:span text:style-name="T4">num_privileged_obs</text:span> <text:span text:style-name="T7">=</text:span> <text:span text:style-name="T9">148</text:span> <text:span text:style-name="T12"># if not None a priviledge_obs_buf will be returned by step() (critic obs for assymetric training). None is returned otherwise</text:span></text:p>
      <text:p text:style-name="P2"><text:span text:style-name="T4">num_actions</text:span> <text:span text:style-name="T7">=</text:span> <text:span text:style-name="T9">6</text:span></text:p>
      <text:p text:style-name="P2"><text:span text:style-name="T4">env_spacing</text:span> <text:span text:style-name="T7">=</text:span> <text:span text:style-name="T9">3.0</text:span> <text:span text:style-name="T12"># not used with heightfields/trimeshes</text:span></text:p>
      <text:p text:style-name="P2"><text:span text:style-name="T4">send_timeouts</text:span> <text:span text:style-name="T7">=</text:span> <text:span text:style-name="T1">True</text:span> <text:span text:style-name="T12"># send time out information to the algorithm</text:span></text:p>
      <text:p text:style-name="P2"><text:span text:style-name="T4">episode_length_s</text:span> <text:span text:style-name="T7">=</text:span> <text:span text:style-name="T9">20</text:span> <text:span text:style-name="T12"># episode length in seconds</text:span></text:p>
      <text:p text:style-name="P16"/>
      <text:p text:style-name="P2"><text:span text:style-name="T1">class</text:span> <text:span text:style-name="T8">terrain</text:span>:</text:p>
      <text:p text:style-name="P2"><text:span text:style-name="T4">mesh_type</text:span> <text:span text:style-name="T7">=</text:span> <text:span text:style-name="T13">"trimesh"</text:span> <text:span text:style-name="T12"># "heightfield" # none, plane, heightfield or trimesh</text:span></text:p>
      <text:p text:style-name="P2"><text:span text:style-name="T4">horizontal_scale</text:span> <text:span text:style-name="T7">=</text:span> <text:span text:style-name="T9">0.1</text:span> <text:span text:style-name="T12"># [m]</text:span></text:p>
      <text:p text:style-name="P2"><text:span text:style-name="T4">vertical_scale</text:span> <text:span text:style-name="T7">=</text:span> <text:span text:style-name="T9">0.005</text:span> <text:span text:style-name="T12"># [m]</text:span></text:p>
      <text:p text:style-name="P2"><text:span text:style-name="T4">border_size</text:span> <text:span text:style-name="T7">=</text:span> <text:span text:style-name="T9">25</text:span> <text:span text:style-name="T12"># [m]</text:span></text:p>
      <text:p text:style-name="P2"><text:span text:style-name="T4">curriculum</text:span> <text:span text:style-name="T7">=</text:span> <text:span text:style-name="T1">True</text:span></text:p>
      <text:p text:style-name="P2"><text:soft-page-break/><text:span text:style-name="T4">static_friction</text:span> <text:span text:style-name="T7">=</text:span> <text:span text:style-name="T9">0.4</text:span></text:p>
      <text:p text:style-name="P2"><text:span text:style-name="T4">dynamic_friction</text:span> <text:span text:style-name="T7">=</text:span> <text:span text:style-name="T9">0.6</text:span></text:p>
      <text:p text:style-name="P2"><text:span text:style-name="T4">restitution</text:span> <text:span text:style-name="T7">=</text:span> <text:span text:style-name="T9">0.8</text:span></text:p>
      <text:p text:style-name="P13"># rough terrain only:</text:p>
      <text:p text:style-name="P2"><text:span text:style-name="T4">measure_heights_actor</text:span> <text:span text:style-name="T7">=</text:span> <text:span text:style-name="T1">False</text:span></text:p>
      <text:p text:style-name="P2"><text:span text:style-name="T4">measure_heights_critic</text:span> <text:span text:style-name="T7">=</text:span> <text:span text:style-name="T1">True</text:span></text:p>
      <text:p text:style-name="P2"><text:span text:style-name="T4">measured_points_x</text:span> <text:span text:style-name="T7">=</text:span> [</text:p>
      <text:p text:style-name="P2"><text:span text:style-name="T7">-</text:span><text:span text:style-name="T9">0.5</text:span>,</text:p>
      <text:p text:style-name="P2"><text:span text:style-name="T7">-</text:span><text:span text:style-name="T9">0.4</text:span>,</text:p>
      <text:p text:style-name="P2"><text:span text:style-name="T7">-</text:span><text:span text:style-name="T9">0.3</text:span>,</text:p>
      <text:p text:style-name="P2"><text:span text:style-name="T7">-</text:span><text:span text:style-name="T9">0.2</text:span>,</text:p>
      <text:p text:style-name="P2"><text:span text:style-name="T7">-</text:span><text:span text:style-name="T9">0.1</text:span>,</text:p>
      <text:p text:style-name="P2"><text:span text:style-name="T9">0.0</text:span>,</text:p>
      <text:p text:style-name="P2"><text:span text:style-name="T9">0.1</text:span>,</text:p>
      <text:p text:style-name="P2"><text:span text:style-name="T9">0.2</text:span>,</text:p>
      <text:p text:style-name="P2"><text:span text:style-name="T9">0.3</text:span>,</text:p>
      <text:p text:style-name="P2"><text:span text:style-name="T9">0.4</text:span>,</text:p>
      <text:p text:style-name="P2"><text:span text:style-name="T9">0.5</text:span>,</text:p>
      <text:p text:style-name="P2">] <text:span text:style-name="T12"># 1mx1m rectangle (without center line)</text:span></text:p>
      <text:p text:style-name="P2"><text:span text:style-name="T4">measured_points_y</text:span> <text:span text:style-name="T7">=</text:span> [<text:span text:style-name="T7">-</text:span><text:span text:style-name="T9">0.5</text:span>, <text:span text:style-name="T7">-</text:span><text:span text:style-name="T9">0.4</text:span>, <text:span text:style-name="T7">-</text:span><text:span text:style-name="T9">0.3</text:span>, <text:span text:style-name="T7">-</text:span><text:span text:style-name="T9">0.2</text:span>, <text:span text:style-name="T7">-</text:span><text:span text:style-name="T9">0.1</text:span>, <text:span text:style-name="T9">0.0</text:span>, <text:span text:style-name="T9">0.1</text:span>, <text:span text:style-name="T9">0.2</text:span>, <text:span text:style-name="T9">0.3</text:span>, <text:span text:style-name="T9">0.4</text:span>, <text:span text:style-name="T9">0.5</text:span>]</text:p>
      <text:p text:style-name="P2"><text:span text:style-name="T4">selected</text:span> <text:span text:style-name="T7">=</text:span> <text:span text:style-name="T1">False</text:span> <text:span text:style-name="T12"># select a unique terrain type and pass all arguments</text:span></text:p>
      <text:p text:style-name="P2"><text:span text:style-name="T4">terrain_kwargs</text:span> <text:span text:style-name="T7">=</text:span> <text:span text:style-name="T1">None</text:span> <text:span text:style-name="T12"># Dict of arguments for selected terrain</text:span></text:p>
      <text:p text:style-name="P2"><text:span text:style-name="T4">max_init_terrain_level</text:span> <text:span text:style-name="T7">=</text:span> <text:span text:style-name="T9">5</text:span> <text:span text:style-name="T12"># starting curriculum state</text:span></text:p>
      <text:p text:style-name="P2"><text:span text:style-name="T4">terrain_length</text:span> <text:span text:style-name="T7">=</text:span> <text:span text:style-name="T9">8.0</text:span></text:p>
      <text:p text:style-name="P2"><text:span text:style-name="T4">terrain_width</text:span> <text:span text:style-name="T7">=</text:span> <text:span text:style-name="T9">8.0</text:span></text:p>
      <text:p text:style-name="P2"><text:span text:style-name="T4">num_rows</text:span> <text:span text:style-name="T7">=</text:span> <text:span text:style-name="T9">10</text:span> <text:span text:style-name="T12"># number of terrain rows (levels)</text:span></text:p>
      <text:p text:style-name="P2"><text:span text:style-name="T4">num_cols</text:span> <text:span text:style-name="T7">=</text:span> <text:span text:style-name="T9">20</text:span> <text:span text:style-name="T12"># number of terrain cols (types)</text:span></text:p>
      <text:p text:style-name="P13"># terrain types: [smooth slope, rough slope, stairs up, stairs down, discrete]</text:p>
      <text:p text:style-name="P2"><text:span text:style-name="T4">terrain_proportions</text:span> <text:span text:style-name="T7">=</text:span> [<text:span text:style-name="T9">0.1</text:span>, <text:span text:style-name="T9">0.1</text:span>, <text:span text:style-name="T9">0.35</text:span>, <text:span text:style-name="T9">0.25</text:span>, <text:span text:style-name="T9">0.2</text:span>]</text:p>
      <text:p text:style-name="P13"># trimesh only:</text:p>
      <text:p text:style-name="P2"><text:span text:style-name="T4">slope_treshold</text:span> <text:span text:style-name="T7">=</text:span> (</text:p>
      <text:p text:style-name="P2"><text:span text:style-name="T9">0.75</text:span> <text:span text:style-name="T12"># slopes above this threshold will be corrected to vertical surfaces</text:span></text:p>
      <text:p text:style-name="P2">)</text:p>
      <text:p text:style-name="P16"/>
      <text:p text:style-name="P2"><text:span text:style-name="T1">class</text:span> <text:span text:style-name="T8">commands</text:span>:</text:p>
      <text:p text:style-name="P2"><text:span text:style-name="T4">curriculum</text:span> <text:span text:style-name="T7">=</text:span> <text:span text:style-name="T1">False</text:span></text:p>
      <text:p text:style-name="P2"><text:span text:style-name="T4">max_curriculum</text:span> <text:span text:style-name="T7">=</text:span> <text:span text:style-name="T9">1.0</text:span></text:p>
      <text:p text:style-name="P2"><text:span text:style-name="T4">num_commands</text:span> <text:span text:style-name="T7">=</text:span> <text:span text:style-name="T9">4</text:span> <text:span text:style-name="T12"># default: lin_vel_x, lin_vel_y, ang_vel_yaw, heading (in heading mode ang_vel_yaw is recomputed from heading error)</text:span></text:p>
      <text:p text:style-name="P2"><text:span text:style-name="T4">resampling_time</text:span> <text:span text:style-name="T7">=</text:span> <text:span text:style-name="T9">10.0</text:span> <text:span text:style-name="T12"># time before command are changed[s]</text:span></text:p>
      <text:p text:style-name="P2"><text:span text:style-name="T4">heading_command</text:span> <text:span text:style-name="T7">=</text:span> <text:span text:style-name="T1">True</text:span> <text:span text:style-name="T12"># if true: compute ang vel command from heading error</text:span></text:p>
      <text:p text:style-name="P16"/>
      <text:p text:style-name="P2"><text:span text:style-name="T1">class</text:span> <text:span text:style-name="T8">ranges</text:span>:</text:p>
      <text:p text:style-name="P2"><text:span text:style-name="T4">lin_vel_x</text:span> <text:span text:style-name="T7">=</text:span> [<text:span text:style-name="T7">-</text:span><text:span text:style-name="T9">1.0</text:span>, <text:span text:style-name="T9">1.0</text:span>] <text:span text:style-name="T12"># min max [m/s]</text:span></text:p>
      <text:p text:style-name="P2"><text:span text:style-name="T4">lin_vel_y</text:span> <text:span text:style-name="T7">=</text:span> [<text:span text:style-name="T7">-</text:span><text:span text:style-name="T9">0.2</text:span>, <text:span text:style-name="T9">0.2</text:span>] <text:span text:style-name="T12"># min max [m/s]</text:span></text:p>
      <text:p text:style-name="P2"><text:span text:style-name="T4">ang_vel_yaw</text:span> <text:span text:style-name="T7">=</text:span> [<text:span text:style-name="T7">-</text:span><text:span text:style-name="T9">1</text:span>, <text:span text:style-name="T9">1</text:span>] <text:span text:style-name="T12"># min max [rad/s]</text:span></text:p>
      <text:p text:style-name="P2"><text:span text:style-name="T4">heading</text:span> <text:span text:style-name="T7">=</text:span> [<text:span text:style-name="T7">-</text:span><text:span text:style-name="T9">3.14</text:span>, <text:span text:style-name="T9">3.14</text:span>]</text:p>
      <text:p text:style-name="P13"># lin_vel_x = [0.3, 0.5] # min max [m/s]</text:p>
      <text:p text:style-name="P13"><text:soft-page-break/># lin_vel_y = [0, 0] # min max [m/s]</text:p>
      <text:p text:style-name="P13"># ang_vel_yaw = [0, 0] # min max [rad/s]</text:p>
      <text:p text:style-name="P13"># heading = [0, 0]</text:p>
      <text:p text:style-name="P16"/>
      <text:p text:style-name="P2"><text:span text:style-name="T1">class</text:span> <text:span text:style-name="T8">init_state</text:span>:</text:p>
      <text:p text:style-name="P2"><text:span text:style-name="T4">pos</text:span> <text:span text:style-name="T7">=</text:span> [<text:span text:style-name="T9">0.0</text:span>, <text:span text:style-name="T9">0.0</text:span>, <text:span text:style-name="T9">0.4</text:span>] <text:span text:style-name="T12"># x,y,z [m]</text:span></text:p>
      <text:p text:style-name="P2"><text:span text:style-name="T4">rot</text:span> <text:span text:style-name="T7">=</text:span> [<text:span text:style-name="T9">0.0</text:span>, <text:span text:style-name="T9">0.0</text:span>, <text:span text:style-name="T9">0.0</text:span>, <text:span text:style-name="T9">1.0</text:span>] <text:span text:style-name="T12"># x,y,z,w [quat]</text:span></text:p>
      <text:p text:style-name="P2"><text:span text:style-name="T4">lin_vel</text:span> <text:span text:style-name="T7">=</text:span> [<text:span text:style-name="T9">0.0</text:span>, <text:span text:style-name="T9">0.0</text:span>, <text:span text:style-name="T9">0.0</text:span>] <text:span text:style-name="T12"># x,y,z [m/s]</text:span></text:p>
      <text:p text:style-name="P2"><text:span text:style-name="T4">ang_vel</text:span> <text:span text:style-name="T7">=</text:span> [<text:span text:style-name="T9">0.0</text:span>, <text:span text:style-name="T9">0.0</text:span>, <text:span text:style-name="T9">0.0</text:span>] <text:span text:style-name="T12"># x,y,z [rad/s]</text:span></text:p>
      <text:p text:style-name="P2"><text:span text:style-name="T4">default_joint_angles</text:span> <text:span text:style-name="T7">=</text:span> { <text:span text:style-name="T12"># target angles when action = 0.0</text:span></text:p>
      <text:p text:style-name="P2"><text:span text:style-name="T13">"joint_left_leg_1"</text:span>: <text:span text:style-name="T7">-</text:span><text:span text:style-name="T9">0.27</text:span>,</text:p>
      <text:p text:style-name="P2"><text:span text:style-name="T13">"joint_right_leg_1"</text:span>: <text:span text:style-name="T9">0.27</text:span>,</text:p>
      <text:p text:style-name="P2"><text:span text:style-name="T13">"joint_left_leg_2"</text:span>: <text:span text:style-name="T9">0.28</text:span>,</text:p>
      <text:p text:style-name="P2"><text:span text:style-name="T13">"joint_right_leg_2"</text:span>: <text:span text:style-name="T9">0.28</text:span>,</text:p>
      <text:p text:style-name="P2"><text:span text:style-name="T13">"joint_left_leg_3"</text:span>: <text:span text:style-name="T7">-</text:span><text:span text:style-name="T9">0.73</text:span>,</text:p>
      <text:p text:style-name="P2"><text:span text:style-name="T13">"joint_right_leg_3"</text:span>: <text:span text:style-name="T7">-</text:span><text:span text:style-name="T9">0.73</text:span>,</text:p>
      <text:p text:style-name="P2"><text:span text:style-name="T13">"joint_left_leg_4"</text:span>: <text:span text:style-name="T9">0</text:span>,</text:p>
      <text:p text:style-name="P2"><text:span text:style-name="T13">"joint_right_leg_4"</text:span>: <text:span text:style-name="T9">0</text:span>,</text:p>
      <text:p text:style-name="P13"># "joint_left_leg_1": 0.24,</text:p>
      <text:p text:style-name="P13"># "joint_left_leg_2": 1.6,</text:p>
      <text:p text:style-name="P13"># "joint_left_leg_3": -2.67,</text:p>
      <text:p text:style-name="P13"># "joint_right_leg_1": -0.28,</text:p>
      <text:p text:style-name="P13"># "joint_right_leg_2": 1.6,</text:p>
      <text:p text:style-name="P13"># "joint_right_leg_3": -2.67,</text:p>
      <text:p text:style-name="P2">}</text:p>
      <text:p text:style-name="P16"/>
      <text:p text:style-name="P2"><text:span text:style-name="T1">class</text:span> <text:span text:style-name="T8">control</text:span>:</text:p>
      <text:p text:style-name="P2"><text:span text:style-name="T4">control_type</text:span> <text:span text:style-name="T7">=</text:span> <text:span text:style-name="T13">"P"</text:span> <text:span text:style-name="T12"># P: position, V: velocity, T: torques</text:span></text:p>
      <text:p text:style-name="P13"># PD Drive parameters:</text:p>
      <text:p text:style-name="P2"><text:span text:style-name="T4">stiffness</text:span> <text:span text:style-name="T7">=</text:span> {</text:p>
      <text:p text:style-name="P2"><text:span text:style-name="T13">"joint_left_leg_1"</text:span>: <text:span text:style-name="T9">80</text:span>,</text:p>
      <text:p text:style-name="P2"><text:span text:style-name="T13">"joint_right_leg_1"</text:span>: <text:span text:style-name="T9">80</text:span>,</text:p>
      <text:p text:style-name="P2"><text:span text:style-name="T13">"joint_left_leg_2"</text:span>: <text:span text:style-name="T9">80</text:span>,</text:p>
      <text:p text:style-name="P2"><text:span text:style-name="T13">"joint_right_leg_2"</text:span>: <text:span text:style-name="T9">80</text:span>,</text:p>
      <text:p text:style-name="P2"><text:span text:style-name="T13">"joint_left_leg_3"</text:span>: <text:span text:style-name="T9">80</text:span>,</text:p>
      <text:p text:style-name="P2"><text:span text:style-name="T13">"joint_right_leg_3"</text:span>: <text:span text:style-name="T9">80</text:span>,</text:p>
      <text:p text:style-name="P2">} <text:span text:style-name="T12"># [N*m/rad]</text:span></text:p>
      <text:p text:style-name="P2"><text:span text:style-name="T4">damping</text:span> <text:span text:style-name="T7">=</text:span> {</text:p>
      <text:p text:style-name="P2"><text:span text:style-name="T13">"joint_left_leg_1"</text:span>: <text:span text:style-name="T9">1.5</text:span>,</text:p>
      <text:p text:style-name="P2"><text:span text:style-name="T13">"joint_right_leg_1"</text:span>: <text:span text:style-name="T9">1.5</text:span>,</text:p>
      <text:p text:style-name="P2"><text:span text:style-name="T13">"joint_left_leg_2"</text:span>: <text:span text:style-name="T9">1.5</text:span>,</text:p>
      <text:p text:style-name="P2"><text:span text:style-name="T13">"joint_right_leg_2"</text:span>: <text:span text:style-name="T9">1.5</text:span>,</text:p>
      <text:p text:style-name="P2"><text:span text:style-name="T13">"joint_left_leg_3"</text:span>: <text:span text:style-name="T9">1.5</text:span>,</text:p>
      <text:p text:style-name="P2"><text:span text:style-name="T13">"joint_right_leg_3"</text:span>: <text:span text:style-name="T9">1.5</text:span>,</text:p>
      <text:p text:style-name="P2">} <text:span text:style-name="T12"># [N*m*s/rad]</text:span></text:p>
      <text:p text:style-name="P13"># action scale: target angle = actionScale * action + defaultAngle</text:p>
      <text:p text:style-name="P2"><text:span text:style-name="T4">action_scale</text:span> <text:span text:style-name="T7">=</text:span> <text:span text:style-name="T9">0.1</text:span></text:p>
      <text:p text:style-name="P13"># decimation: Number of control action updates @ sim DT per policy DT</text:p>
      <text:p text:style-name="P2"><text:soft-page-break/><text:span text:style-name="T4">decimation</text:span> <text:span text:style-name="T7">=</text:span> <text:span text:style-name="T9">4</text:span></text:p>
      <text:p text:style-name="P16"/>
      <text:p text:style-name="P2"><text:span text:style-name="T1">class</text:span> <text:span text:style-name="T8">asset</text:span>:</text:p>
      <text:p text:style-name="P2"><text:span text:style-name="T10">import</text:span> <text:span text:style-name="T8">os</text:span></text:p>
      <text:p text:style-name="P2"><text:span text:style-name="T10">import</text:span> <text:span text:style-name="T8">sys</text:span></text:p>
      <text:p text:style-name="P16"/>
      <text:p text:style-name="P2"><text:span text:style-name="T4">robot_type</text:span> <text:span text:style-name="T7">=</text:span> <text:span text:style-name="T8">os</text:span>.<text:span text:style-name="T3">getenv</text:span>(<text:span text:style-name="T13">"ROBOT_TYPE"</text:span>)</text:p>
      <text:p text:style-name="P16"/>
      <text:p text:style-name="P13"># Check if the ROBOT_TYPE environment variable is set, otherwise exit with an error</text:p>
      <text:p text:style-name="P2"><text:span text:style-name="T10">if</text:span> <text:span text:style-name="T1">not</text:span> <text:span text:style-name="T4">robot_type</text:span>:</text:p>
      <text:p text:style-name="P2"><text:span text:style-name="T3">print</text:span>(</text:p>
      <text:p text:style-name="P14">"Error: Please set the ROBOT_TYPE using 'export ROBOT_TYPE=&lt;robot_type&gt;'."</text:p>
      <text:p text:style-name="P2">)</text:p>
      <text:p text:style-name="P2"><text:span text:style-name="T8">sys</text:span>.<text:span text:style-name="T3">exit</text:span>(<text:span text:style-name="T9">1</text:span>)</text:p>
      <text:p text:style-name="P2"><text:span text:style-name="T4">file</text:span> <text:span text:style-name="T7">=</text:span> (</text:p>
      <text:p text:style-name="P2"><text:span text:style-name="T13">"</text:span><text:span text:style-name="T1">{LEGGED_GYM_ROOT_DIR}</text:span><text:span text:style-name="T13">/resources/robots/tita_pointfoot/"</text:span></text:p>
      <text:p text:style-name="P2"><text:span text:style-name="T7">+</text:span> <text:span text:style-name="T4">robot_type</text:span></text:p>
      <text:p text:style-name="P2"><text:span text:style-name="T7">+</text:span> <text:span text:style-name="T13">"/urdf/tita_description.urdf"</text:span></text:p>
      <text:p text:style-name="P2">)</text:p>
      <text:p text:style-name="P2"><text:span text:style-name="T4">name</text:span> <text:span text:style-name="T7">=</text:span> <text:span text:style-name="T4">robot_type</text:span></text:p>
      <text:p text:style-name="P2"><text:span text:style-name="T4">foot_name</text:span> <text:span text:style-name="T7">=</text:span> <text:span text:style-name="T13">"_leg_4"</text:span></text:p>
      <text:p text:style-name="P2"><text:span text:style-name="T4">terminate_after_contacts_on</text:span> <text:span text:style-name="T7">=</text:span> [<text:span text:style-name="T13">"base_link"</text:span>]</text:p>
      <text:p text:style-name="P2"><text:span text:style-name="T4">penalize_contacts_on</text:span> <text:span text:style-name="T7">=</text:span> [<text:span text:style-name="T13">"base_link"</text:span>, <text:span text:style-name="T13">"_leg_3"</text:span>]</text:p>
      <text:p text:style-name="P2"><text:span text:style-name="T4">disable_gravity</text:span> <text:span text:style-name="T7">=</text:span> <text:span text:style-name="T1">False</text:span></text:p>
      <text:p text:style-name="P2"><text:span text:style-name="T4">collapse_fixed_joints</text:span> <text:span text:style-name="T7">=</text:span> <text:span text:style-name="T1">False</text:span> <text:span text:style-name="T12"># merge bodies connected by fixed joints. Specific fixed joints can be kept by adding " &lt;... dont_collapse="true"&gt;</text:span></text:p>
      <text:p text:style-name="P2"><text:span text:style-name="T4">fix_base_link</text:span> <text:span text:style-name="T7">=</text:span> <text:span text:style-name="T1">False</text:span> <text:span text:style-name="T12"># fixe the base of the robot</text:span></text:p>
      <text:p text:style-name="P2"><text:span text:style-name="T4">default_dof_drive_mode</text:span> <text:span text:style-name="T7">=</text:span> <text:span text:style-name="T9">3</text:span> <text:span text:style-name="T12"># see GymDofDriveModeFlags (0 is none, 1 is pos tgt, 2 is vel tgt, 3 effort)</text:span></text:p>
      <text:p text:style-name="P2"><text:span text:style-name="T4">self_collisions</text:span> <text:span text:style-name="T7">=</text:span> <text:span text:style-name="T9">0</text:span> <text:span text:style-name="T12"># 1 to disable, 0 to enable...bitwise filter</text:span></text:p>
      <text:p text:style-name="P2"><text:span text:style-name="T4">replace_cylinder_with_capsule</text:span> <text:span text:style-name="T7">=</text:span> <text:span text:style-name="T1">True</text:span> <text:span text:style-name="T12"># replace collision cylinders with capsules, leads to faster/more stable simulation</text:span></text:p>
      <text:p text:style-name="P2"><text:span text:style-name="T4">flip_visual_attachments</text:span> <text:span text:style-name="T7">=</text:span> <text:span text:style-name="T1">(</text:span></text:p>
      <text:p text:style-name="P2"><text:span text:style-name="T1">False</text:span> <text:span text:style-name="T12"># Some .obj meshes must be flipped from y-up to z-up</text:span></text:p>
      <text:p text:style-name="P15">)</text:p>
      <text:p text:style-name="P16"/>
      <text:p text:style-name="P2"><text:span text:style-name="T4">density</text:span> <text:span text:style-name="T7">=</text:span> <text:span text:style-name="T9">0.001</text:span></text:p>
      <text:p text:style-name="P2"><text:span text:style-name="T4">angular_damping</text:span> <text:span text:style-name="T7">=</text:span> <text:span text:style-name="T9">0.0</text:span></text:p>
      <text:p text:style-name="P2"><text:span text:style-name="T4">linear_damping</text:span> <text:span text:style-name="T7">=</text:span> <text:span text:style-name="T9">0.0</text:span></text:p>
      <text:p text:style-name="P2"><text:span text:style-name="T4">max_angular_velocity</text:span> <text:span text:style-name="T7">=</text:span> <text:span text:style-name="T9">1000.0</text:span></text:p>
      <text:p text:style-name="P2"><text:span text:style-name="T4">max_linear_velocity</text:span> <text:span text:style-name="T7">=</text:span> <text:span text:style-name="T9">1000.0</text:span></text:p>
      <text:p text:style-name="P2"><text:span text:style-name="T4">armature</text:span> <text:span text:style-name="T7">=</text:span> <text:span text:style-name="T9">0.0</text:span></text:p>
      <text:p text:style-name="P2"><text:span text:style-name="T4">thickness</text:span> <text:span text:style-name="T7">=</text:span> <text:span text:style-name="T9">0.01</text:span></text:p>
      <text:p text:style-name="P16"/>
      <text:p text:style-name="P2"><text:span text:style-name="T1">class</text:span> <text:span text:style-name="T8">domain_rand</text:span>:</text:p>
      <text:p text:style-name="P2"><text:span text:style-name="T4">randomize_friction</text:span> <text:span text:style-name="T7">=</text:span> <text:span text:style-name="T1">True</text:span></text:p>
      <text:p text:style-name="P2"><text:span text:style-name="T4">friction_range</text:span> <text:span text:style-name="T7">=</text:span> [<text:span text:style-name="T9">0.0</text:span>, <text:span text:style-name="T9">1.6</text:span>]</text:p>
      <text:p text:style-name="P2"><text:span text:style-name="T4">randomize_base_mass</text:span> <text:span text:style-name="T7">=</text:span> <text:span text:style-name="T1">True</text:span></text:p>
      <text:p text:style-name="P2"><text:soft-page-break/><text:span text:style-name="T4">added_mass_range</text:span> <text:span text:style-name="T7">=</text:span> [<text:span text:style-name="T7">-</text:span><text:span text:style-name="T9">1.0</text:span>, <text:span text:style-name="T9">2.0</text:span>]</text:p>
      <text:p text:style-name="P2"><text:span text:style-name="T4">randomize_base_com</text:span> <text:span text:style-name="T7">=</text:span> <text:span text:style-name="T1">True</text:span></text:p>
      <text:p text:style-name="P2"><text:span text:style-name="T4">rand_com_vec</text:span> <text:span text:style-name="T7">=</text:span> [<text:span text:style-name="T9">0.03</text:span>, <text:span text:style-name="T9">0.02</text:span>, <text:span text:style-name="T9">0.03</text:span>]</text:p>
      <text:p text:style-name="P2"><text:span text:style-name="T4">push_robots</text:span> <text:span text:style-name="T7">=</text:span> <text:span text:style-name="T1">True</text:span></text:p>
      <text:p text:style-name="P2"><text:span text:style-name="T4">push_interval_s</text:span> <text:span text:style-name="T7">=</text:span> <text:span text:style-name="T9">7</text:span></text:p>
      <text:p text:style-name="P2"><text:span text:style-name="T4">max_push_vel_xy</text:span> <text:span text:style-name="T7">=</text:span> <text:span text:style-name="T9">0.6</text:span></text:p>
      <text:p text:style-name="P16"/>
      <text:p text:style-name="P2"><text:span text:style-name="T1">class</text:span> <text:span text:style-name="T8">rewards</text:span>:</text:p>
      <text:p text:style-name="P2"><text:span text:style-name="T1">class</text:span> <text:span text:style-name="T8">scales</text:span>:</text:p>
      <text:p text:style-name="P2"><text:span text:style-name="T4">action_rate</text:span> <text:span text:style-name="T7">=</text:span> <text:span text:style-name="T7">-</text:span><text:span text:style-name="T9">0.01</text:span></text:p>
      <text:p text:style-name="P2"><text:span text:style-name="T4">ang_vel_xy</text:span> <text:span text:style-name="T7">=</text:span> <text:span text:style-name="T7">-</text:span><text:span text:style-name="T9">0.5</text:span></text:p>
      <text:p text:style-name="P2"><text:span text:style-name="T4">base_height</text:span> <text:span text:style-name="T7">=</text:span> <text:span text:style-name="T7">-</text:span><text:span text:style-name="T9">10.0</text:span></text:p>
      <text:p text:style-name="P2"><text:span text:style-name="T4">collision</text:span> <text:span text:style-name="T7">=</text:span> <text:span text:style-name="T7">-</text:span><text:span text:style-name="T9">50.0</text:span></text:p>
      <text:p text:style-name="P2"><text:span text:style-name="T4">dof_acc</text:span> <text:span text:style-name="T7">=</text:span> <text:span text:style-name="T7">-</text:span><text:span text:style-name="T9">2.5e-07</text:span></text:p>
      <text:p text:style-name="P2"><text:span text:style-name="T4">dof_pos_limits</text:span> <text:span text:style-name="T7">=</text:span> <text:span text:style-name="T7">-</text:span><text:span text:style-name="T9">0.0</text:span></text:p>
      <text:p text:style-name="P2"><text:span text:style-name="T4">dof_vel</text:span> <text:span text:style-name="T7">=</text:span> <text:span text:style-name="T7">-</text:span><text:span text:style-name="T9">0.0</text:span></text:p>
      <text:p text:style-name="P2"><text:span text:style-name="T4">feet_air_time</text:span> <text:span text:style-name="T7">=</text:span> <text:span text:style-name="T9">60</text:span></text:p>
      <text:p text:style-name="P2"><text:span text:style-name="T4">feet_contact_forces</text:span> <text:span text:style-name="T7">=</text:span> <text:span text:style-name="T7">-</text:span><text:span text:style-name="T9">0.01</text:span></text:p>
      <text:p text:style-name="P2"><text:span text:style-name="T4">feet_stumble</text:span> <text:span text:style-name="T7">=</text:span> <text:span text:style-name="T7">-</text:span><text:span text:style-name="T9">0.0</text:span></text:p>
      <text:p text:style-name="P2"><text:span text:style-name="T4">lin_vel_z</text:span> <text:span text:style-name="T7">=</text:span> <text:span text:style-name="T7">-</text:span><text:span text:style-name="T9">0.5</text:span></text:p>
      <text:p text:style-name="P2"><text:span text:style-name="T4">no_fly</text:span> <text:span text:style-name="T7">=</text:span> <text:span text:style-name="T9">10.0</text:span></text:p>
      <text:p text:style-name="P2"><text:span text:style-name="T4">double_support</text:span> <text:span text:style-name="T7">=</text:span> <text:span text:style-name="T7">-</text:span><text:span text:style-name="T9">1</text:span></text:p>
      <text:p text:style-name="P2"><text:span text:style-name="T4">orientation</text:span> <text:span text:style-name="T7">=</text:span> <text:span text:style-name="T7">-</text:span><text:span text:style-name="T9">5.0</text:span></text:p>
      <text:p text:style-name="P2"><text:span text:style-name="T4">stand_still</text:span> <text:span text:style-name="T7">=</text:span> <text:span text:style-name="T7">-</text:span><text:span text:style-name="T9">1.0</text:span></text:p>
      <text:p text:style-name="P2"><text:span text:style-name="T4">termination</text:span> <text:span text:style-name="T7">=</text:span> <text:span text:style-name="T7">-</text:span><text:span text:style-name="T9">0.0</text:span></text:p>
      <text:p text:style-name="P2"><text:span text:style-name="T4">torque_limits</text:span> <text:span text:style-name="T7">=</text:span> <text:span text:style-name="T7">-</text:span><text:span text:style-name="T9">0.01</text:span></text:p>
      <text:p text:style-name="P2"><text:span text:style-name="T4">torques</text:span> <text:span text:style-name="T7">=</text:span> <text:span text:style-name="T7">-</text:span><text:span text:style-name="T9">2.5e-05</text:span></text:p>
      <text:p text:style-name="P2"><text:span text:style-name="T4">tracking_ang_vel</text:span> <text:span text:style-name="T7">=</text:span> <text:span text:style-name="T9">5</text:span></text:p>
      <text:p text:style-name="P2"><text:span text:style-name="T4">tracking_lin_vel</text:span> <text:span text:style-name="T7">=</text:span> <text:span text:style-name="T9">10.0</text:span></text:p>
      <text:p text:style-name="P2"><text:span text:style-name="T4">unbalance_feet_air_time</text:span> <text:span text:style-name="T7">=</text:span> <text:span text:style-name="T7">-</text:span><text:span text:style-name="T9">300.0</text:span></text:p>
      <text:p text:style-name="P2"><text:span text:style-name="T4">unbalance_feet_height</text:span> <text:span text:style-name="T7">=</text:span> <text:span text:style-name="T7">-</text:span><text:span text:style-name="T9">60.0</text:span></text:p>
      <text:p text:style-name="P2"><text:span text:style-name="T4">feet_distance</text:span> <text:span text:style-name="T7">=</text:span> <text:span text:style-name="T7">-</text:span><text:span text:style-name="T9">100</text:span></text:p>
      <text:p text:style-name="P2"><text:span text:style-name="T4">survival</text:span> <text:span text:style-name="T7">=</text:span> <text:span text:style-name="T9">100</text:span></text:p>
      <text:p text:style-name="P16"/>
      <text:p text:style-name="P2"><text:span text:style-name="T4">base_height_target</text:span> <text:span text:style-name="T7">=</text:span> <text:span text:style-name="T9">0.38</text:span></text:p>
      <text:p text:style-name="P2"><text:span text:style-name="T4">soft_dof_pos_limit</text:span> <text:span text:style-name="T7">=</text:span> (</text:p>
      <text:p text:style-name="P2"><text:span text:style-name="T9">0.95</text:span> <text:span text:style-name="T12"># percentage of urdf limits, values above this limit are penalized</text:span></text:p>
      <text:p text:style-name="P2">)</text:p>
      <text:p text:style-name="P2"><text:span text:style-name="T4">soft_dof_vel_limit</text:span> <text:span text:style-name="T7">=</text:span> <text:span text:style-name="T9">0.9</text:span></text:p>
      <text:p text:style-name="P2"><text:span text:style-name="T4">soft_torque_limit</text:span> <text:span text:style-name="T7">=</text:span> <text:span text:style-name="T9">0.8</text:span></text:p>
      <text:p text:style-name="P2"><text:span text:style-name="T4">max_contact_force</text:span> <text:span text:style-name="T7">=</text:span> <text:span text:style-name="T9">200.0</text:span> <text:span text:style-name="T12"># forces above this value are penalized</text:span></text:p>
      <text:p text:style-name="P2"><text:span text:style-name="T4">only_positive_rewards</text:span> <text:span text:style-name="T7">=</text:span> <text:span text:style-name="T1">False</text:span> <text:span text:style-name="T12"># if true negative total rewards are clipped at zero (avoids early termination problems)</text:span></text:p>
      <text:p text:style-name="P2"><text:span text:style-name="T4">min_feet_distance</text:span> <text:span text:style-name="T7">=</text:span> <text:span text:style-name="T9">0.05</text:span></text:p>
      <text:p text:style-name="P2"><text:span text:style-name="T4">min_feet_air_time</text:span> <text:span text:style-name="T7">=</text:span> <text:span text:style-name="T9">0.25</text:span></text:p>
      <text:p text:style-name="P2"><text:span text:style-name="T4">max_feet_air_time</text:span> <text:span text:style-name="T7">=</text:span> <text:span text:style-name="T9">0.65</text:span></text:p>
      <text:p text:style-name="P2"><text:span text:style-name="T4">tracking_sigma</text:span> <text:span text:style-name="T7">=</text:span> <text:span text:style-name="T9">0.25</text:span> <text:span text:style-name="T12"># tracking reward = exp(-error^2/sigma)</text:span></text:p>
      <text:p text:style-name="P16"/>
      <text:p text:style-name="P2"><text:soft-page-break/><text:span text:style-name="T1">class</text:span> <text:span text:style-name="T8">normalization</text:span>:</text:p>
      <text:p text:style-name="P2"><text:span text:style-name="T1">class</text:span> <text:span text:style-name="T8">obs_scales</text:span>:</text:p>
      <text:p text:style-name="P2"><text:span text:style-name="T4">lin_vel</text:span> <text:span text:style-name="T7">=</text:span> <text:span text:style-name="T9">2.0</text:span></text:p>
      <text:p text:style-name="P2"><text:span text:style-name="T4">ang_vel</text:span> <text:span text:style-name="T7">=</text:span> <text:span text:style-name="T9">0.25</text:span></text:p>
      <text:p text:style-name="P2"><text:span text:style-name="T4">dof_pos</text:span> <text:span text:style-name="T7">=</text:span> <text:span text:style-name="T9">1.0</text:span></text:p>
      <text:p text:style-name="P2"><text:span text:style-name="T4">dof_vel</text:span> <text:span text:style-name="T7">=</text:span> <text:span text:style-name="T9">0.05</text:span></text:p>
      <text:p text:style-name="P2"><text:span text:style-name="T4">height_measurements</text:span> <text:span text:style-name="T7">=</text:span> <text:span text:style-name="T9">5.0</text:span></text:p>
      <text:p text:style-name="P16"/>
      <text:p text:style-name="P2"><text:span text:style-name="T4">clip_observations</text:span> <text:span text:style-name="T7">=</text:span> <text:span text:style-name="T9">100.0</text:span></text:p>
      <text:p text:style-name="P2"><text:span text:style-name="T4">clip_actions</text:span> <text:span text:style-name="T7">=</text:span> <text:span text:style-name="T9">100.0</text:span></text:p>
      <text:p text:style-name="P16"/>
      <text:p text:style-name="P2"><text:span text:style-name="T1">class</text:span> <text:span text:style-name="T8">noise</text:span>:</text:p>
      <text:p text:style-name="P2"><text:span text:style-name="T4">add_noise</text:span> <text:span text:style-name="T7">=</text:span> <text:span text:style-name="T1">True</text:span></text:p>
      <text:p text:style-name="P2"><text:span text:style-name="T4">noise_level</text:span> <text:span text:style-name="T7">=</text:span> <text:span text:style-name="T9">1.0</text:span> <text:span text:style-name="T12"># scales other values</text:span></text:p>
      <text:p text:style-name="P16"/>
      <text:p text:style-name="P2"><text:span text:style-name="T1">class</text:span> <text:span text:style-name="T8">noise_scales</text:span>:</text:p>
      <text:p text:style-name="P2"><text:span text:style-name="T4">dof_pos</text:span> <text:span text:style-name="T7">=</text:span> <text:span text:style-name="T9">0.01</text:span></text:p>
      <text:p text:style-name="P2"><text:span text:style-name="T4">dof_vel</text:span> <text:span text:style-name="T7">=</text:span> <text:span text:style-name="T9">1.5</text:span></text:p>
      <text:p text:style-name="P2"><text:span text:style-name="T4">lin_vel</text:span> <text:span text:style-name="T7">=</text:span> <text:span text:style-name="T9">0.1</text:span></text:p>
      <text:p text:style-name="P2"><text:span text:style-name="T4">ang_vel</text:span> <text:span text:style-name="T7">=</text:span> <text:span text:style-name="T9">0.2</text:span></text:p>
      <text:p text:style-name="P2"><text:span text:style-name="T4">gravity</text:span> <text:span text:style-name="T7">=</text:span> <text:span text:style-name="T9">0.05</text:span></text:p>
      <text:p text:style-name="P2"><text:span text:style-name="T4">height_measurements</text:span> <text:span text:style-name="T7">=</text:span> <text:span text:style-name="T9">0.1</text:span></text:p>
      <text:p text:style-name="P16"/>
      <text:p text:style-name="P13"># viewer camera:</text:p>
      <text:p text:style-name="P2"><text:span text:style-name="T1">class</text:span> <text:span text:style-name="T8">viewer</text:span>:</text:p>
      <text:p text:style-name="P2"><text:span text:style-name="T4">ref_env</text:span> <text:span text:style-name="T7">=</text:span> <text:span text:style-name="T9">0</text:span></text:p>
      <text:p text:style-name="P2"><text:span text:style-name="T4">pos</text:span> <text:span text:style-name="T7">=</text:span> [<text:span text:style-name="T9">10</text:span>, <text:span text:style-name="T9">0</text:span>, <text:span text:style-name="T9">6</text:span>] <text:span text:style-name="T12"># [m]</text:span></text:p>
      <text:p text:style-name="P2"><text:span text:style-name="T4">lookat</text:span> <text:span text:style-name="T7">=</text:span> [<text:span text:style-name="T9">11.0</text:span>, <text:span text:style-name="T9">5</text:span>, <text:span text:style-name="T9">3.0</text:span>] <text:span text:style-name="T12"># [m]</text:span></text:p>
      <text:p text:style-name="P16"/>
      <text:p text:style-name="P2"><text:span text:style-name="T1">class</text:span> <text:span text:style-name="T8">sim</text:span>:</text:p>
      <text:p text:style-name="P2"><text:span text:style-name="T4">dt</text:span> <text:span text:style-name="T7">=</text:span> <text:span text:style-name="T9">0.005</text:span></text:p>
      <text:p text:style-name="P2"><text:span text:style-name="T4">substeps</text:span> <text:span text:style-name="T7">=</text:span> <text:span text:style-name="T9">1</text:span></text:p>
      <text:p text:style-name="P2"><text:span text:style-name="T4">gravity</text:span> <text:span text:style-name="T7">=</text:span> [<text:span text:style-name="T9">0.0</text:span>, <text:span text:style-name="T9">0.0</text:span>, <text:span text:style-name="T7">-</text:span><text:span text:style-name="T9">9.81</text:span>] <text:span text:style-name="T12"># [m/s^2]</text:span></text:p>
      <text:p text:style-name="P2"><text:span text:style-name="T4">up_axis</text:span> <text:span text:style-name="T7">=</text:span> <text:span text:style-name="T9">1</text:span> <text:span text:style-name="T12"># 0 is y, 1 is z</text:span></text:p>
      <text:p text:style-name="P16"/>
      <text:p text:style-name="P2"><text:span text:style-name="T1">class</text:span> <text:span text:style-name="T8">physx</text:span>:</text:p>
      <text:p text:style-name="P2"><text:span text:style-name="T4">num_threads</text:span> <text:span text:style-name="T7">=</text:span> <text:span text:style-name="T9">10</text:span></text:p>
      <text:p text:style-name="P2"><text:span text:style-name="T4">solver_type</text:span> <text:span text:style-name="T7">=</text:span> <text:span text:style-name="T9">1</text:span> <text:span text:style-name="T12"># 0: pgs, 1: tgs</text:span></text:p>
      <text:p text:style-name="P2"><text:span text:style-name="T4">num_position_iterations</text:span> <text:span text:style-name="T7">=</text:span> <text:span text:style-name="T9">4</text:span></text:p>
      <text:p text:style-name="P2"><text:span text:style-name="T4">num_velocity_iterations</text:span> <text:span text:style-name="T7">=</text:span> <text:span text:style-name="T9">0</text:span></text:p>
      <text:p text:style-name="P2"><text:span text:style-name="T4">contact_offset</text:span> <text:span text:style-name="T7">=</text:span> <text:span text:style-name="T9">0.01</text:span> <text:span text:style-name="T12"># [m]</text:span></text:p>
      <text:p text:style-name="P2"><text:span text:style-name="T4">rest_offset</text:span> <text:span text:style-name="T7">=</text:span> <text:span text:style-name="T9">0.0</text:span> <text:span text:style-name="T12"># [m]</text:span></text:p>
      <text:p text:style-name="P2"><text:span text:style-name="T4">bounce_threshold_velocity</text:span> <text:span text:style-name="T7">=</text:span> <text:span text:style-name="T9">0.5</text:span> <text:span text:style-name="T12"># 0.5 [m/s]</text:span></text:p>
      <text:p text:style-name="P2"><text:span text:style-name="T4">max_depenetration_velocity</text:span> <text:span text:style-name="T7">=</text:span> <text:span text:style-name="T9">1.0</text:span></text:p>
      <text:p text:style-name="P2"><text:span text:style-name="T4">max_gpu_contact_pairs</text:span> <text:span text:style-name="T7">=</text:span> <text:span text:style-name="T9">2</text:span><text:span text:style-name="T7">**</text:span><text:span text:style-name="T9">23</text:span> <text:span text:style-name="T12"># 2**24 -&gt; needed for 8000 envs and more</text:span></text:p>
      <text:p text:style-name="P2"><text:span text:style-name="T4">default_buffer_size_multiplier</text:span> <text:span text:style-name="T7">=</text:span> <text:span text:style-name="T9">5</text:span></text:p>
      <text:p text:style-name="P2"><text:span text:style-name="T4">contact_collection</text:span> <text:span text:style-name="T7">=</text:span> (</text:p>
      <text:p text:style-name="P2"><text:span text:style-name="T9">2</text:span> <text:span text:style-name="T12"># 0: never, 1: last sub-step, 2: all sub-steps (default=2)</text:span></text:p>
      <text:p text:style-name="P2"><text:soft-page-break/>)</text:p>
      <text:p text:style-name="P17"/>
      <text:p text:style-name="P2"><text:span text:style-name="T1">class</text:span> <text:span text:style-name="T8">TITAPointFootRoughCfgPPO</text:span>(<text:span text:style-name="T8">BaseConfig</text:span>):</text:p>
      <text:p text:style-name="P2"><text:span text:style-name="T4">seed</text:span> <text:span text:style-name="T7">=</text:span> <text:span text:style-name="T9">1</text:span></text:p>
      <text:p text:style-name="P2"><text:span text:style-name="T4">runner_class_name</text:span> <text:span text:style-name="T7">=</text:span> <text:span text:style-name="T13">"OnPolicyRunner"</text:span></text:p>
      <text:p text:style-name="P16"/>
      <text:p text:style-name="P2"><text:span text:style-name="T1">class</text:span> <text:span text:style-name="T8">policy</text:span>:</text:p>
      <text:p text:style-name="P2"><text:span text:style-name="T4">init_noise_std</text:span> <text:span text:style-name="T7">=</text:span> <text:span text:style-name="T9">1.0</text:span></text:p>
      <text:p text:style-name="P2"><text:span text:style-name="T4">actor_hidden_dims</text:span> <text:span text:style-name="T7">=</text:span> [<text:span text:style-name="T9">512</text:span>, <text:span text:style-name="T9">256</text:span>, <text:span text:style-name="T9">128</text:span>]</text:p>
      <text:p text:style-name="P2"><text:span text:style-name="T4">critic_hidden_dims</text:span> <text:span text:style-name="T7">=</text:span> [<text:span text:style-name="T9">512</text:span>, <text:span text:style-name="T9">256</text:span>, <text:span text:style-name="T9">128</text:span>]</text:p>
      <text:p text:style-name="P2"><text:span text:style-name="T4">activation</text:span> <text:span text:style-name="T7">=</text:span> <text:span text:style-name="T13">"elu"</text:span> <text:span text:style-name="T12"># can be elu, relu, selu, crelu, lrelu, tanh, sigmoid</text:span></text:p>
      <text:p text:style-name="P13"># only for 'ActorCriticRecurrent':</text:p>
      <text:p text:style-name="P13"># rnn_type = 'lstm'</text:p>
      <text:p text:style-name="P13"># rnn_hidden_size = 512</text:p>
      <text:p text:style-name="P13"># rnn_num_layers = 1</text:p>
      <text:p text:style-name="P16"/>
      <text:p text:style-name="P2"><text:span text:style-name="T1">class</text:span> <text:span text:style-name="T8">algorithm</text:span>:</text:p>
      <text:p text:style-name="P13"># training params</text:p>
      <text:p text:style-name="P2"><text:span text:style-name="T4">value_loss_coef</text:span> <text:span text:style-name="T7">=</text:span> <text:span text:style-name="T9">1.0</text:span></text:p>
      <text:p text:style-name="P2"><text:span text:style-name="T4">use_clipped_value_loss</text:span> <text:span text:style-name="T7">=</text:span> <text:span text:style-name="T1">True</text:span></text:p>
      <text:p text:style-name="P2"><text:span text:style-name="T4">clip_param</text:span> <text:span text:style-name="T7">=</text:span> <text:span text:style-name="T9">0.2</text:span></text:p>
      <text:p text:style-name="P2"><text:span text:style-name="T4">entropy_coef</text:span> <text:span text:style-name="T7">=</text:span> <text:span text:style-name="T9">0.01</text:span></text:p>
      <text:p text:style-name="P2"><text:span text:style-name="T4">num_learning_epochs</text:span> <text:span text:style-name="T7">=</text:span> <text:span text:style-name="T9">5</text:span></text:p>
      <text:p text:style-name="P2"><text:span text:style-name="T4">num_mini_batches</text:span> <text:span text:style-name="T7">=</text:span> <text:span text:style-name="T9">4</text:span> <text:span text:style-name="T12"># mini batch size = num_envs*nsteps / nminibatches</text:span></text:p>
      <text:p text:style-name="P2"><text:span text:style-name="T4">learning_rate</text:span> <text:span text:style-name="T7">=</text:span> <text:span text:style-name="T9">1.0e-3</text:span> <text:span text:style-name="T12"># 5.e-4</text:span></text:p>
      <text:p text:style-name="P2"><text:span text:style-name="T4">schedule</text:span> <text:span text:style-name="T7">=</text:span> <text:span text:style-name="T13">"adaptive"</text:span> <text:span text:style-name="T12"># could be adaptive, fixed</text:span></text:p>
      <text:p text:style-name="P2"><text:span text:style-name="T4">gamma</text:span> <text:span text:style-name="T7">=</text:span> <text:span text:style-name="T9">0.99</text:span></text:p>
      <text:p text:style-name="P2"><text:span text:style-name="T4">lam</text:span> <text:span text:style-name="T7">=</text:span> <text:span text:style-name="T9">0.95</text:span></text:p>
      <text:p text:style-name="P2"><text:span text:style-name="T4">desired_kl</text:span> <text:span text:style-name="T7">=</text:span> <text:span text:style-name="T9">0.01</text:span></text:p>
      <text:p text:style-name="P2"><text:span text:style-name="T4">max_grad_norm</text:span> <text:span text:style-name="T7">=</text:span> <text:span text:style-name="T9">1.0</text:span></text:p>
      <text:p text:style-name="P16"/>
      <text:p text:style-name="P2"><text:span text:style-name="T1">class</text:span> <text:span text:style-name="T8">runner</text:span>:</text:p>
      <text:p text:style-name="P2"><text:span text:style-name="T4">policy_class_name</text:span> <text:span text:style-name="T7">=</text:span> <text:span text:style-name="T13">"ActorCritic"</text:span></text:p>
      <text:p text:style-name="P2"><text:span text:style-name="T4">algorithm_class_name</text:span> <text:span text:style-name="T7">=</text:span> <text:span text:style-name="T13">"PPO"</text:span></text:p>
      <text:p text:style-name="P2"><text:span text:style-name="T4">num_steps_per_env</text:span> <text:span text:style-name="T7">=</text:span> <text:span text:style-name="T9">24</text:span> <text:span text:style-name="T12"># per iteration</text:span></text:p>
      <text:p text:style-name="P2"><text:span text:style-name="T4">max_iterations</text:span> <text:span text:style-name="T7">=</text:span> <text:span text:style-name="T9">100000</text:span> <text:span text:style-name="T12"># number of policy updates</text:span></text:p>
      <text:p text:style-name="P16"/>
      <text:p text:style-name="P13"># logging</text:p>
      <text:p text:style-name="P2"><text:span text:style-name="T4">save_interval</text:span> <text:span text:style-name="T7">=</text:span> <text:span text:style-name="T9">200</text:span> <text:span text:style-name="T12"># check for potential saves every this many iterations</text:span></text:p>
      <text:p text:style-name="P2"><text:span text:style-name="T4">experiment_name</text:span> <text:span text:style-name="T7">=</text:span> <text:span text:style-name="T13">"tita_pointfoot_rough"</text:span></text:p>
      <text:p text:style-name="P2"><text:span text:style-name="T4">run_name</text:span> <text:span text:style-name="T7">=</text:span> <text:span text:style-name="T13">""</text:span></text:p>
      <text:p text:style-name="P13"># load and resume</text:p>
      <text:p text:style-name="P2"><text:span text:style-name="T4">resume</text:span> <text:span text:style-name="T7">=</text:span> <text:span text:style-name="T1">False</text:span></text:p>
      <text:p text:style-name="P2"><text:span text:style-name="T4">load_run</text:span> <text:span text:style-name="T7">=</text:span> <text:span text:style-name="T7">-</text:span><text:span text:style-name="T9">1</text:span> <text:span text:style-name="T12"># -1 = last run</text:span></text:p>
      <text:p text:style-name="P2"><text:span text:style-name="T4">checkpoint</text:span> <text:span text:style-name="T7">=</text:span> <text:span text:style-name="T7">-</text:span><text:span text:style-name="T9">1</text:span> <text:span text:style-name="T12"># -1 = last saved model</text:span></text:p>
      <text:p text:style-name="P2"><text:span text:style-name="T4">resume_path</text:span> <text:span text:style-name="T7">=</text:span> <text:span text:style-name="T1">None</text:span> <text:span text:style-name="T12"># updated from load_run and chkpt</text:span></text:p>
      <text:p text:style-name="P2"/>
      <text:p text:style-name="P11"><text:soft-page-break/></text:p>
      <text:p text:style-name="P4"/>
      <text:p text:style-name="P8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2T20:48:07.759401460</meta:creation-date>
    <meta:generator>LibreOffice/6.4.7.2$Linux_X86_64 LibreOffice_project/40$Build-2</meta:generator>
    <dc:date>2024-10-25T21:30:21.858711112</dc:date>
    <meta:editing-duration>PT6M3S</meta:editing-duration>
    <meta:editing-cycles>2</meta:editing-cycles>
    <meta:document-statistic meta:table-count="0" meta:image-count="0" meta:object-count="0" meta:page-count="8" meta:paragraph-count="287" meta:word-count="1272" meta:character-count="8149" meta:non-whitespace-character-count="7190"/>
  </office:meta>
</office:document-meta>
</file>